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Como os relógios de dois computadores ligados por uma rede local podem ser sincronizados sem referência a uma fonte de hora externa? Quais fatores limitam a precisão do procedimento que você descreveu? Como os relógios de um grande número de computadores conectados pela Internet poderiam ser sincronizados? Discuta a precisão desse procedimento.</text:p>
      <text:p text:style-name="P1"/>
      <text:p text:style-name="P1"/>
      <text:p text:style-name="P1"/>
      <text:p text:style-name="P1">2- O que significa Tightly Coupled e Loosely Coupled. Qual suas divergências com a arquitetura de sistemas centralizados?</text:p>
      <text:p text:style-name="P1"/>
      <text:p text:style-name="P1"/>
      <text:p text:style-name="P1">3- Cite um exemplo de URL HTTP. Liste os principais componentes de um URL HTTP, dizendo como seus limites são denotados e ilustrando cada um, a partir de seu exemplo. Até que ponto um URL HTTP tem transparência de localização?</text:p>
      <text:p text:style-name="P1"/>
      <text:p text:style-name="P1"/>
      <text:p text:style-name="P1">4- Explique os conceitos Computação em cluster, Computação em grade, Computação em nuvem e Computação em névoa.</text:p>
      <text:p text:style-name="P1"/>
      <text:p text:style-name="P1"/>
      <text:p text:style-name="P1"/>
      <text:p text:style-name="P1">5- Quais as tendências em sistemas distribuídos? Explique esta evolução do conceito citando os termos Computação Ubíqua, Computação Pervasiva e Computação Móvel.</text:p>
      <text:p text:style-name="P1"/>
      <text:p text:style-name="P1"/>
      <text:p text:style-name="P1"/>
      <text:p text:style-name="P1">6- Considere as estratégias de implementação de MMOG (massively multiplayer online games) discutidas na Seção 1.2.2. Em particular, quais vantagens você vê em adotar a estratégia de servidor único para representar o estado do jogo para vários jogadores? Quais problemas você consegue identificar e como eles poderiam ser resolvidos?</text:p>
      <text:p text:style-name="P1"/>
      <text:p text:style-name="P1"/>
      <text:p text:style-name="P1">7- Explique estas características de Sistemas Distribuídos, que os torna desafiador sua implementação.</text:p>
      <text:p text:style-name="P1"><text:tab/>Heterogeneidade</text:p>
      <text:p text:style-name="P1"><text:tab/>Sistemas Abertos</text:p>
      <text:p text:style-name="P1"><text:tab/>Segurança</text:p>
      <text:p text:style-name="P1"><text:tab/>Escalabilidade</text:p>
      <text:p text:style-name="P1"><text:tab/>Tratamento de Falhas</text:p>
      <text:p text:style-name="P1"><text:tab/>Concorrência</text:p>
      <text:p text:style-name="P1"><text:tab/>Transparência</text:p>
      <text:p text:style-name="P1"><text:tab/>Qualidade de Serviço</text:p>
      <text:p text:style-name="P1"/>
      <text:p text:style-name="P1"/>
      <text:p text:style-name="P1">8- Os recursos na World Wide Web e outros serviços são nomeados por URLs. O que denotam as iniciais URL? Dê exemplos de três diferentes tipos de recursos da Web que podem ser nomeados por URLs.</text:p>
      <text:p text:style-name="P1"/>
      <text:p text:style-name="P1"/>
      <text:p text:style-name="P1"/>
      <text:p text:style-name="P1">9- O Tratamento de falhas é uma importante característica que deve estar presente em sistemas distribuídos. Cite todas as técnicas e como funcionam.</text:p>
      <text:p text:style-name="P1"><text:soft-page-break/></text:p>
      <text:p text:style-name="P1"/>
      <text:p text:style-name="P1">10- A arquitetura cliente-servidor pode ser configurada em diferentes cenários, modificando as características de comportamento tanto do cliente, como do servidor. Cite as possíveis configurações para cada parte desta arquitetura.</text:p>
      <text:p text:style-name="P1"/>
      <text:p text:style-name="P1"/>
      <text:p text:style-name="P1"/>
      <text:p text:style-name="P1">11- Explique o funcionamento de Sockets.</text:p>
      <text:p text:style-name="P1"/>
      <text:p text:style-name="P1"/>
      <text:p text:style-name="P1">12- <text:s/>A Transparência é um quesito fundamental no uso de aplicações distribuídas. Diferencie:</text:p>
      <text:p text:style-name="P1"/>
      <text:p text:style-name="P1"><text:tab/>Transparência de acesso</text:p>
      <text:p text:style-name="P1"><text:tab/>Transparência de localização</text:p>
      <text:p text:style-name="P1"><text:tab/>Transparência de concorrência</text:p>
      <text:p text:style-name="P1"><text:tab/>Transparência de replicação</text:p>
      <text:p text:style-name="P1"><text:tab/>Transparência de falhas</text:p>
      <text:p text:style-name="P1"><text:tab/>Transparência de mobilidade</text:p>
      <text:p text:style-name="P1"><text:tab/>Transparência de desempenho</text:p>
      <text:p text:style-name="P1"><text:tab/>Transparência de escalabilidade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uristenho Júnior</meta:initial-creator>
    <meta:creation-date>2018-09-02T10:07:34</meta:creation-date>
    <dc:date>2018-09-02T11:52:17</dc:date>
    <dc:creator>Euristenho Júnior</dc:creator>
    <meta:editing-duration>PT1H14M28S</meta:editing-duration>
    <meta:editing-cycles>7</meta:editing-cycles>
    <meta:generator>OpenOffice/4.1.5$Unix OpenOffice.org_project/415m1$Build-9789</meta:generator>
    <meta:document-statistic meta:table-count="0" meta:image-count="0" meta:object-count="0" meta:page-count="2" meta:paragraph-count="28" meta:word-count="359" meta:character-count="2473"/>
  </office:meta>
</office:document-meta>
</file>